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482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5.387cm"/>
    </style:style>
    <style:style style:name="co7" style:family="table-column">
      <style:table-column-properties fo:break-before="auto" style:column-width="5.472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fo:wrap-option="wrap" style:vertical-align="automatic"/>
      <style:text-properties fo:font-size="12pt" style:font-size-asian="12pt" style:font-size-complex="12pt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Ic_od_Vbc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60" table:default-cell-style-name="ce7"/>
        <table:table-row table:style-name="ro1">
          <table:table-cell table:style-name="ce5" office:value-type="string" calcext:value-type="string" table:number-columns-spanned="6" table:number-rows-spanned="1">
            <text:p>Merimo kolektorski tok Ic skozi tranzistor, s kratko sklenjeno bazo in kolektor, v odvisnosti od napetosti med bazo in emitorjem (Ube) pri treh različnih temperaturah.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1"/>
          <table:table-cell table:number-columns-repeated="63"/>
        </table:table-row>
        <table:table-row table:style-name="ro2">
          <table:table-cell office:value-type="string" calcext:value-type="string">
            <text:p>Legenda:</text:p>
          </table:table-cell>
          <table:table-cell table:number-columns-repeated="63"/>
        </table:table-row>
        <table:table-row table:style-name="ro2">
          <table:table-cell/>
          <table:table-cell office:value-type="string" calcext:value-type="string">
            <text:p>Vbe</text:p>
          </table:table-cell>
          <table:table-cell office:value-type="string" calcext:value-type="string">
            <text:p><text:s/>Napetost med Bazo <text:s/>in Emitorjem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<text:s/>Kolektorski tok pri 24C (297 K)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<text:s/>Kolektorski tok pri 43C (316 K)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Ic3</text:p>
          </table:table-cell>
          <table:table-cell office:value-type="string" calcext:value-type="string">
            <text:p><text:s/>Kolektorski tok pri 60C (333 K)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3" office:value-type="string" calcext:value-type="string">
            <text:p>Vbe [V]</text:p>
          </table:table-cell>
          <table:table-cell table:style-name="ce3" office:value-type="string" calcext:value-type="string">
            <text:p>Ic1 [mA]</text:p>
          </table:table-cell>
          <table:table-cell table:style-name="ce3" office:value-type="string" calcext:value-type="string">
            <text:p>Ic2 [mA]</text:p>
          </table:table-cell>
          <table:table-cell table:style-name="ce3" office:value-type="string" calcext:value-type="string">
            <text:p>Ic3 [mA]</text:p>
          </table:table-cell>
          <table:table-cell table:number-columns-repeated="60"/>
        </table:table-row>
        <table:table-row table:style-name="ro2">
          <table:table-cell table:style-name="ce4" office:value-type="float" office:value="0.399" calcext:value-type="float">
            <text:p>0.399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6" calcext:value-type="float">
            <text:p>0.0016</text:p>
          </table:table-cell>
          <table:table-cell table:style-name="ce4" office:value-type="float" office:value="0.0132" calcext:value-type="float">
            <text:p>0.0132</text:p>
          </table:table-cell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0.0006" calcext:value-type="float">
            <text:p>0.0006</text:p>
          </table:table-cell>
          <table:table-cell table:style-name="ce4" office:value-type="float" office:value="0.0018" calcext:value-type="float">
            <text:p>0.0018</text:p>
          </table:table-cell>
          <table:table-cell table:style-name="ce4" office:value-type="float" office:value="0.0187" calcext:value-type="float">
            <text:p>0.0187</text:p>
          </table:table-cell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0.0009" calcext:value-type="float">
            <text:p>0.0009</text:p>
          </table:table-cell>
          <table:table-cell table:style-name="ce4" office:value-type="float" office:value="0.0062" calcext:value-type="float">
            <text:p>0.0062</text:p>
          </table:table-cell>
          <table:table-cell table:style-name="ce4" office:value-type="float" office:value="0.0251" calcext:value-type="float">
            <text:p>0.0251</text:p>
          </table:table-cell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0.0011" calcext:value-type="float">
            <text:p>0.0011</text:p>
          </table:table-cell>
          <table:table-cell table:style-name="ce4" office:value-type="float" office:value="0.0083" calcext:value-type="float">
            <text:p>0.0083</text:p>
          </table:table-cell>
          <table:table-cell table:style-name="ce4" office:value-type="float" office:value="0.0345" calcext:value-type="float">
            <text:p>0.0345</text:p>
          </table:table-cell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441" calcext:value-type="float">
            <text:p>0.441</text:p>
          </table:table-cell>
          <table:table-cell table:style-name="ce4" office:value-type="float" office:value="0.0018" calcext:value-type="float">
            <text:p>0.0018</text:p>
          </table:table-cell>
          <table:table-cell table:style-name="ce4" office:value-type="float" office:value="0.0115" calcext:value-type="float">
            <text:p>0.0115</text:p>
          </table:table-cell>
          <table:table-cell table:style-name="ce4" office:value-type="float" office:value="0.0484" calcext:value-type="float">
            <text:p>0.0484</text:p>
          </table:table-cell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0.0161" calcext:value-type="float">
            <text:p>0.0161</text:p>
          </table:table-cell>
          <table:table-cell table:style-name="ce4" office:value-type="float" office:value="0.0676" calcext:value-type="float">
            <text:p>0.0676</text:p>
          </table:table-cell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0034" calcext:value-type="float">
            <text:p>0.0034</text:p>
          </table:table-cell>
          <table:table-cell table:style-name="ce4" office:value-type="float" office:value="0.0225" calcext:value-type="float">
            <text:p>0.0225</text:p>
          </table:table-cell>
          <table:table-cell table:style-name="ce4" office:value-type="float" office:value="0.0945" calcext:value-type="float">
            <text:p>0.0945</text:p>
          </table:table-cell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0.0048" calcext:value-type="float">
            <text:p>0.0048</text:p>
          </table:table-cell>
          <table:table-cell table:style-name="ce4" office:value-type="float" office:value="0.0322" calcext:value-type="float">
            <text:p>0.0322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0.007" calcext:value-type="float">
            <text:p>0.007</text:p>
          </table:table-cell>
          <table:table-cell table:style-name="ce4" office:value-type="float" office:value="0.0455" calcext:value-type="float">
            <text:p>0.0455</text:p>
          </table:table-cell>
          <table:table-cell table:style-name="ce4" office:value-type="float" office:value="0.1866" calcext:value-type="float">
            <text:p>0.1866</text:p>
          </table:table-cell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49" calcext:value-type="float">
            <text:p>0.49</text:p>
          </table:table-cell>
          <table:table-cell table:style-name="ce4" office:value-type="float" office:value="0.0099" calcext:value-type="float">
            <text:p>0.0099</text:p>
          </table:table-cell>
          <table:table-cell table:style-name="ce4" office:value-type="float" office:value="0.0657" calcext:value-type="float">
            <text:p>0.0657</text:p>
          </table:table-cell>
          <table:table-cell table:style-name="ce4" office:value-type="float" office:value="0.2632" calcext:value-type="float">
            <text:p>0.2632</text:p>
          </table:table-cell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0145" calcext:value-type="float">
            <text:p>0.0145</text:p>
          </table:table-cell>
          <table:table-cell table:style-name="ce4" office:value-type="float" office:value="0.0949" calcext:value-type="float">
            <text:p>0.0949</text:p>
          </table:table-cell>
          <table:table-cell table:style-name="ce4" office:value-type="float" office:value="0.3614" calcext:value-type="float">
            <text:p>0.3614</text:p>
          </table:table-cell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0.0212" calcext:value-type="float">
            <text:p>0.0212</text:p>
          </table:table-cell>
          <table:table-cell table:style-name="ce4" office:value-type="float" office:value="0.1337" calcext:value-type="float">
            <text:p>0.1337</text:p>
          </table:table-cell>
          <table:table-cell table:style-name="ce4" office:value-type="float" office:value="0.5027" calcext:value-type="float">
            <text:p>0.5027</text:p>
          </table:table-cell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0.0307" calcext:value-type="float">
            <text:p>0.0307</text:p>
          </table:table-cell>
          <table:table-cell table:style-name="ce4" office:value-type="float" office:value="0.1905" calcext:value-type="float">
            <text:p>0.1905</text:p>
          </table:table-cell>
          <table:table-cell table:style-name="ce4" office:value-type="float" office:value="0.7144" calcext:value-type="float">
            <text:p>0.7144</text:p>
          </table:table-cell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0.0459" calcext:value-type="float">
            <text:p>0.0459</text:p>
          </table:table-cell>
          <table:table-cell table:style-name="ce4" office:value-type="float" office:value="0.2719" calcext:value-type="float">
            <text:p>0.2719</text:p>
          </table:table-cell>
          <table:table-cell table:style-name="ce4" office:value-type="float" office:value="0.9684" calcext:value-type="float">
            <text:p>0.9684</text:p>
          </table:table-cell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0.0655" calcext:value-type="float">
            <text:p>0.0655</text:p>
          </table:table-cell>
          <table:table-cell table:style-name="ce4" office:value-type="float" office:value="0.3867" calcext:value-type="float">
            <text:p>0.3867</text:p>
          </table:table-cell>
          <table:table-cell table:style-name="ce4" office:value-type="float" office:value="1.3361" calcext:value-type="float">
            <text:p>1.3361</text:p>
          </table:table-cell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0.0987" calcext:value-type="float">
            <text:p>0.0987</text:p>
          </table:table-cell>
          <table:table-cell table:style-name="ce4" office:value-type="float" office:value="0.5374" calcext:value-type="float">
            <text:p>0.5374</text:p>
          </table:table-cell>
          <table:table-cell table:style-name="ce4"/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0.1448" calcext:value-type="float">
            <text:p>0.1448</text:p>
          </table:table-cell>
          <table:table-cell table:style-name="ce4" office:value-type="float" office:value="0.7769" calcext:value-type="float">
            <text:p>0.7769</text:p>
          </table:table-cell>
          <table:table-cell table:style-name="ce4"/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0.2134" calcext:value-type="float">
            <text:p>0.2134</text:p>
          </table:table-cell>
          <table:table-cell table:style-name="ce4" office:value-type="float" office:value="1.0688" calcext:value-type="float">
            <text:p>1.0688</text:p>
          </table:table-cell>
          <table:table-cell table:style-name="ce4"/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0.3084" calcext:value-type="float">
            <text:p>0.3084</text:p>
          </table:table-cell>
          <table:table-cell table:style-name="ce4" table:number-columns-repeated="2"/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0.4475" calcext:value-type="float">
            <text:p>0.4475</text:p>
          </table:table-cell>
          <table:table-cell table:style-name="ce4" table:number-columns-repeated="2"/>
          <table:table-cell table:number-columns-repeated="57"/>
          <table:table-cell table:style-name="ce1" table:number-columns-repeated="3"/>
        </table:table-row>
        <table:table-row table:style-name="ro2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644" calcext:value-type="float">
            <text:p>0.644</text:p>
          </table:table-cell>
          <table:table-cell table:style-name="ce4" table:number-columns-repeated="2"/>
          <table:table-cell table:number-columns-repeated="57"/>
          <table:table-cell table:style-name="ce1" table:number-columns-repeated="3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c_od_T" table:style-name="ta1"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60" table:default-cell-style-name="ce7"/>
        <table:table-row table:style-name="ro1">
          <table:table-cell table:style-name="ce5" office:value-type="string" calcext:value-type="string" table:number-columns-spanned="6" table:number-rows-spanned="1">
            <text:p>Merimo kolektorski tok Ic skozi tranzistor, s kratko sklenjeno bazo in kolektor, v odvisnosti od temperature T pri dveh različnih napetostih (Ube) med bazo in emitorjem.</text:p>
          </table:table-cell>
          <table:covered-table-cell table:number-columns-repeated="5"/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egenda:</text:p>
          </table:table-cell>
          <table:table-cell table:number-columns-repeated="63"/>
        </table:table-row>
        <table:table-row table:style-name="ro2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emperatura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napaka temperature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Kolektorski tok pri Ube=0,5V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Ic2</text:p>
          </table:table-cell>
          <table:table-cell office:value-type="string" calcext:value-type="string">
            <text:p>Kolektorski tok pri Ube=0,57V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4" office:value-type="string" calcext:value-type="string">
            <text:p>T[C]</text:p>
          </table:table-cell>
          <table:table-cell table:style-name="ce4" office:value-type="string" calcext:value-type="string">
            <text:p>dT[C]</text:p>
          </table:table-cell>
          <table:table-cell table:number-columns-repeated="2" table:style-name="ce4" office:value-type="string" calcext:value-type="string">
            <text:p>Ic1[mA]</text:p>
          </table:table-cell>
          <table:table-cell table:number-columns-repeated="60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7086" calcext:value-type="float">
            <text:p>0.7086</text:p>
          </table:table-cell>
          <table:table-cell table:style-name="ce4"/>
          <table:table-cell table:number-columns-repeated="60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5358" calcext:value-type="float">
            <text:p>0.5358</text:p>
          </table:table-cell>
          <table:table-cell table:style-name="ce4"/>
          <table:table-cell table:number-columns-repeated="60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3492" calcext:value-type="float">
            <text:p>0.3492</text:p>
          </table:table-cell>
          <table:table-cell table:style-name="ce4"/>
          <table:table-cell table:number-columns-repeated="60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2467" calcext:value-type="float">
            <text:p>0.2467</text:p>
          </table:table-cell>
          <table:table-cell table:style-name="ce4"/>
          <table:table-cell table:number-columns-repeated="60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44" calcext:value-type="float">
            <text:p>0.144</text:p>
          </table:table-cell>
          <table:table-cell table:style-name="ce4"/>
          <table:table-cell table:number-columns-repeated="60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256" calcext:value-type="float">
            <text:p>0.1256</text:p>
          </table:table-cell>
          <table:table-cell table:style-name="ce4" office:value-type="float" office:value="1.3724" calcext:value-type="float">
            <text:p>1.3724</text:p>
          </table:table-cell>
          <table:table-cell table:number-columns-repeated="60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064" calcext:value-type="float">
            <text:p>0.1064</text:p>
          </table:table-cell>
          <table:table-cell table:style-name="ce4" office:value-type="float" office:value="1.2382" calcext:value-type="float">
            <text:p>1.2382</text:p>
          </table:table-cell>
          <table:table-cell table:number-columns-repeated="60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84" calcext:value-type="float">
            <text:p>0.084</text:p>
          </table:table-cell>
          <table:table-cell table:style-name="ce4" office:value-type="float" office:value="1.0087" calcext:value-type="float">
            <text:p>1.0087</text:p>
          </table:table-cell>
          <table:table-cell table:number-columns-repeated="60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664" calcext:value-type="float">
            <text:p>0.0664</text:p>
          </table:table-cell>
          <table:table-cell table:style-name="ce4" office:value-type="float" office:value="0.8199" calcext:value-type="float">
            <text:p>0.8199</text:p>
          </table:table-cell>
          <table:table-cell table:number-columns-repeated="60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66" calcext:value-type="float">
            <text:p>0.066</text:p>
          </table:table-cell>
          <table:table-cell table:style-name="ce4" office:value-type="float" office:value="0.7062" calcext:value-type="float">
            <text:p>0.7062</text:p>
          </table:table-cell>
          <table:table-cell table:number-columns-repeated="60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6386" calcext:value-type="float">
            <text:p>0.6386</text:p>
          </table:table-cell>
          <table:table-cell table:number-columns-repeated="60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425" calcext:value-type="float">
            <text:p>0.0425</text:p>
          </table:table-cell>
          <table:table-cell table:style-name="ce4" office:value-type="float" office:value="0.5505" calcext:value-type="float">
            <text:p>0.5505</text:p>
          </table:table-cell>
          <table:table-cell table:number-columns-repeated="60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4769" calcext:value-type="float">
            <text:p>0.4769</text:p>
          </table:table-cell>
          <table:table-cell table:number-columns-repeated="60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309" calcext:value-type="float">
            <text:p>0.0309</text:p>
          </table:table-cell>
          <table:table-cell table:style-name="ce4" office:value-type="float" office:value="0.4098" calcext:value-type="float">
            <text:p>0.4098</text:p>
          </table:table-cell>
          <table:table-cell table:number-columns-repeated="60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257" calcext:value-type="float">
            <text:p>0.0257</text:p>
          </table:table-cell>
          <table:table-cell table:style-name="ce4" office:value-type="float" office:value="0.361" calcext:value-type="float">
            <text:p>0.361</text:p>
          </table:table-cell>
          <table:table-cell table:number-columns-repeated="60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0232" calcext:value-type="float">
            <text:p>0.0232</text:p>
          </table:table-cell>
          <table:table-cell table:style-name="ce4" office:value-type="float" office:value="0.3259" calcext:value-type="float">
            <text:p>0.3259</text:p>
          </table:table-cell>
          <table:table-cell table:number-columns-repeated="60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0212" calcext:value-type="float">
            <text:p>0.0212</text:p>
          </table:table-cell>
          <table:table-cell table:style-name="ce4" office:value-type="float" office:value="0.3024" calcext:value-type="float">
            <text:p>0.3024</text:p>
          </table:table-cell>
          <table:table-cell table:number-columns-repeated="60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0194" calcext:value-type="float">
            <text:p>0.0194</text:p>
          </table:table-cell>
          <table:table-cell table:style-name="ce4" office:value-type="float" office:value="0.2708" calcext:value-type="float">
            <text:p>0.2708</text:p>
          </table:table-cell>
          <table:table-cell table:number-columns-repeated="60"/>
        </table:table-row>
        <table:table-row table:style-name="ro2" table:number-rows-repeated="104854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sl" fo:country="S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initial-creator>Martin Horvat</meta:initial-creator>
    <dc:creator>Martin Horvat</dc:creator>
    <meta:creation-date>2020-03-19T11:48:21Z</meta:creation-date>
    <dc:date>2020-03-26T21:51:30.410298526</dc:date>
    <meta:editing-cycles>7</meta:editing-cycles>
    <meta:editing-duration>PT17M34S</meta:editing-duration>
    <meta:document-statistic meta:table-count="2" meta:cell-count="170" meta:object-count="0"/>
  </office:meta>
</office:document-meta>
</file>